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'Hevetica Neue', Helvetic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582cm" fo:widows="1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476cm" style:contextual-spacing="false" fo:text-indent="0cm" style:auto-text-indent="false"/>
    </style:style>
    <style:style style:name="P3" style:family="paragraph" style:parent-style-name="Text_20_body">
      <style:paragraph-properties fo:margin-top="1.455cm" fo:margin-bottom="0.247cm" style:contextual-spacing="false"/>
      <style:text-properties fo:font-variant="normal" fo:text-transform="none" fo:color="#333333" style:font-name="Open Sans" fo:font-size="11.25pt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style:line-height-at-least="0.582cm" fo:widows="1" fo:text-indent="0cm" style:auto-text-indent="false"/>
      <style:text-properties fo:font-variant="normal" fo:text-transform="none" fo:color="#333333" style:font-name="Open Sans" fo:font-size="11.25pt" fo:letter-spacing="normal" fo:font-style="normal" fo:font-weight="normal"/>
    </style:style>
    <style:style style:name="T1" style:family="text">
      <style:text-properties fo:font-variant="normal" fo:text-transform="none" fo:color="#333333" style:font-name="Open Sans" fo:font-size="11.25pt" fo:letter-spacing="normal" fo:font-style="normal" fo:font-weight="normal"/>
    </style:style>
    <style:style style:name="T2" style:family="text">
      <style:text-properties fo:color="#333333" style:font-name="Open Sans"/>
    </style:style>
    <style:style style:name="T3" style:family="text">
      <style:text-properties style:font-name="Open Sans"/>
    </style:style>
    <style:style style:name="T4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You know all about tables now. But did you know that tables are useful for much more than formatting text?</text:p>
      <text:p text:style-name="P4"/>
      <text:p text:style-name="P4">You can use a table to create a beautifully formatted grid of photos.</text:p>
      <text:p text:style-name="P4"/>
      <text:p text:style-name="P4">Create a <text:span text:style-name="Source_20_Text">&lt;table&gt;</text:span> (complete with body) with three table rows. Check the Hint if you need a refresher!</text:p>
      <text:p text:style-name="P4"/>
      <text:p text:style-name="P1"><text:span text:style-name="T1">To make sure your header looks nice, remember to set its </text:span><text:span text:style-name="Source_20_Text"><text:span text:style-name="T1">colspan</text:span></text:span><text:span text:style-name="T1"> attribute to 3 (since you have three columns and you want the header to go across all of them)</text:span></text:p>
      <text:p text:style-name="P1"><text:span text:style-name="T1"/></text:p>
      <text:p text:style-name="P4">Create a table header using <text:span text:style-name="Source_20_Text">&lt;thead&gt;&lt;/thead&gt;</text:span> and <text:span text:style-name="Source_20_Text">&lt;th&gt;&lt;/th&gt;</text:span> tags. Feel free to call your table whatever you'd like!</text:p>
      <text:p text:style-name="P4"/>
      <text:p text:style-name="P4"/>
      <text:p text:style-name="P4">The table header (<text:span text:style-name="Source_20_Text">&lt;thead&gt;</text:span>) contains the <text:span text:style-name="Source_20_Text">&lt;th&gt;&lt;/th&gt;</text:span> tags and goes after the opening <text:span text:style-name="Source_20_Text">&lt;table&gt;</text:span> tag but before the first table row.</text:p>
      <text:p text:style-name="P4"/>
      <text:p text:style-name="P4">Remember, <text:span text:style-name="Source_20_Text">&lt;img&gt;</text:span> tags are one of the few tags in HTML that are <text:span text:style-name="Strong_20_Emphasis"><text:span text:style-name="T4">self-closing</text:span></text:span>. This means that instead of</text:p>
      <text:p text:style-name="P4"/>
      <text:p text:style-name="P4"><text:span text:style-name="Source_20_Text">&lt;img src="URL" /&gt;</text:span></text:p>
      <text:p text:style-name="P2"><text:span text:style-name="T2">This is because nothing goes between the opening </text:span><text:span text:style-name="Source_20_Text"><text:span text:style-name="T2">&lt;img&gt;</text:span></text:span><text:span text:style-name="T2"> tag and the closing one, so you can safely open and close it with a single tag.</text:span></text:p>
      <text:p text:style-name="P3">Remember to give each <text:span text:style-name="Source_20_Text">&lt;a&gt;</text:span> tag an<text:span text:style-name="Source_20_Text">href</text:span> attribute and set it equal to the web address you want your link to go to! (Check the Hint if you're stuck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'Hevetica Neue', Helvetica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8T19:53:15.307333772</dc:date>
    <meta:generator>LibreOffice/4.2.8.2$Linux_x86 LibreOffice_project/420m0$Build-2</meta:generator>
    <meta:editing-duration>PT21S</meta:editing-duration>
    <meta:editing-cycles>3</meta:editing-cycles>
    <meta:document-statistic meta:table-count="0" meta:image-count="0" meta:object-count="0" meta:page-count="1" meta:paragraph-count="10" meta:word-count="198" meta:character-count="1070" meta:non-whitespace-character-count="882"/>
  </office:meta>
</office:document-meta>
</file>